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EEEEE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96875cm"/>
    </style:style>
    <style:style style:name="co4" style:family="table-column">
      <style:table-column-properties fo:break-before="auto" style:column-width="1.5875cm"/>
    </style:style>
    <style:style style:name="co5" style:family="table-column">
      <style:table-column-properties fo:break-before="auto" style:column-width="6.85270833333333cm"/>
    </style:style>
    <style:style style:name="co6" style:family="table-column">
      <style:table-column-properties fo:break-before="auto" style:column-width="1.666875cm"/>
    </style:style>
    <style:style style:name="co7" style:family="table-column">
      <style:table-column-properties fo:break-before="auto" style:column-width="6.40291666666667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5.13291666666667cm"/>
    </style:style>
    <style:style style:name="co10" style:family="table-column">
      <style:table-column-properties fo:break-before="auto" style:column-width="1.85208333333333cm"/>
    </style:style>
    <style:style style:name="co11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1">
            <text:p>Datum</text:p>
          </table:table-cell>
          <table:table-cell office:value-type="string" table:style-name="ce1">
            <text:p>Gino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Liam</text:p>
          </table:table-cell>
          <table:table-cell office:value-type="string" table:style-name="ce2">
            <text:p>Kommentar</text:p>
          </table:table-cell>
          <table:table-cell office:value-type="string" table:style-name="ce1">
            <text:p>Andras</text:p>
          </table:table-cell>
          <table:table-cell office:value-type="string" table:style-name="ce1">
            <text:p>Kommentar</text:p>
          </table:table-cell>
          <table:table-cell office:value-type="string" table:style-name="ce2">
            <text:p>Nikola</text:p>
          </table:table-cell>
          <table:table-cell office:value-type="string" table:style-name="ce2">
            <text:p>Kommentar</text:p>
          </table:table-cell>
          <table:table-cell table:number-columns-repeated="16375"/>
        </table:table-row>
        <table:table-row table:style-name="ro1">
          <table:table-cell office:value-type="date" office:date-value="2017-11-24T00:00:00" table:style-name="ce3">
            <text:p>24.11.17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Projektspezifiaktion</text:p>
          </table:table-cell>
          <table:table-cell office:value-type="string" table:style-name="ce2">
            <text:p>4 std.</text:p>
          </table:table-cell>
          <table:table-cell office:value-type="string" table:style-name="ce2">
            <text:p>Projektspezifiaktion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Projektspezifiaktion</text:p>
          </table:table-cell>
          <table:table-cell office:value-type="string" table:style-name="ce2">
            <text:p>4 std.</text:p>
          </table:table-cell>
          <table:table-cell office:value-type="string" table:style-name="ce2">
            <text:p>Projektspezifiaktion</text:p>
          </table:table-cell>
          <table:table-cell table:number-columns-repeated="16375"/>
        </table:table-row>
        <table:table-row table:style-name="ro1">
          <table:table-cell office:value-type="date" office:date-value="2017-11-25T00:00:00" table:style-name="ce3">
            <text:p>25.11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4 std.</text:p>
          </table:table-cell>
          <table:table-cell office:value-type="string" table:style-name="ce1">
            <text:p>Firebase erwerb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6T00:00:00" table:style-name="ce3">
            <text:p>26.11.17</text:p>
          </table:table-cell>
          <table:table-cell office:value-type="string" table:style-name="ce1">
            <text:p>15 std.</text:p>
          </table:table-cell>
          <table:table-cell office:value-type="string" table:style-name="ce1">
            <text:p>Login/Register + Einlesen</text:p>
          </table:table-cell>
          <table:table-cell office:value-type="string" table:style-name="ce2">
            <text:p>5 std.</text:p>
          </table:table-cell>
          <table:table-cell office:value-type="string" table:style-name="ce2">
            <text:p>Allgemeines Layout</text:p>
          </table:table-cell>
          <table:table-cell office:value-type="string" table:style-name="ce1">
            <text:p>4 std.</text:p>
          </table:table-cell>
          <table:table-cell office:value-type="string" table:style-name="ce1">
            <text:p>Firebase Database mach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7T00:00:00" table:style-name="ce3">
            <text:p>27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office:value-type="string" table:style-name="ce2">
            <text:p>5 std.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date" office:date-value="2017-11-28T00:00:00" table:style-name="ce3">
            <text:p>28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29T00:00:00" table:style-name="ce3">
            <text:p>29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1-30T00:00:00" table:style-name="ce3">
            <text:p>30.11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1T00:00:00" table:style-name="ce3">
            <text:p>01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Kartenupload HTML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2T00:00:00" table:style-name="ce3">
            <text:p>0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3T00:00:00" table:style-name="ce3">
            <text:p>03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Kartenupload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4T00:00:00" table:style-name="ce3">
            <text:p>0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5T00:00:00" table:style-name="ce3">
            <text:p>05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Verkauf-seite erstell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6T00:00:00" table:style-name="ce3">
            <text:p>06.12.17</text:p>
          </table:table-cell>
          <table:table-cell table:number-columns-repeated="2" table:style-name="ce1"/>
          <table:table-cell office:value-type="string" table:style-name="ce2">
            <text:p>3 std.</text:p>
          </table:table-cell>
          <table:table-cell office:value-type="string" table:style-name="ce2">
            <text:p>Startseite ertsellt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7T00:00:00" table:style-name="ce3">
            <text:p>07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8T00:00:00" table:style-name="ce3">
            <text:p>08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Verkauf CSS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09T00:00:00" table:style-name="ce3">
            <text:p>09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Startseite CSS</text:p>
          </table:table-cell>
          <table:table-cell office:value-type="string" table:style-name="ce1">
            <text:p>5 std.</text:p>
          </table:table-cell>
          <table:table-cell office:value-type="string" table:style-name="ce1">
            <text:p>Firebase database verbind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0T00:00:00" table:style-name="ce3">
            <text:p>1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1T00:00:00" table:style-name="ce3">
            <text:p>1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2T00:00:00" table:style-name="ce3">
            <text:p>1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3T00:00:00" table:style-name="ce3">
            <text:p>1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4T00:00:00" table:style-name="ce3">
            <text:p>1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5T00:00:00" table:style-name="ce3">
            <text:p>1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6T00:00:00" table:style-name="ce3">
            <text:p>1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7T00:00:00" table:style-name="ce3">
            <text:p>17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Unterseiten verbinden (CSS)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18T00:00:00" table:style-name="ce3">
            <text:p>18.12.17</text:p>
          </table:table-cell>
          <table:table-cell office:value-type="string" table:style-name="ce1">
            <text:p>16 std.</text:p>
          </table:table-cell>
          <table:table-cell office:value-type="string" table:style-name="ce1">
            <text:p>Karten Upload v1</text:p>
          </table:table-cell>
          <table:table-cell table:number-columns-repeated="2" table:style-name="ce2"/>
          <table:table-cell table:number-columns-repeated="2" table:style-name="ce1"/>
          <table:table-cell office:value-type="string" table:style-name="ce2">
            <text:p>2 std.</text:p>
          </table:table-cell>
          <table:table-cell office:value-type="string" table:style-name="ce2">
            <text:p>firebase einlesen</text:p>
          </table:table-cell>
          <table:table-cell table:number-columns-repeated="16375"/>
        </table:table-row>
        <table:table-row table:style-name="ro1">
          <table:table-cell office:value-type="date" office:date-value="2017-12-19T00:00:00" table:style-name="ce3">
            <text:p>1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0T00:00:00" table:style-name="ce3">
            <text:p>20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1T00:00:00" table:style-name="ce3">
            <text:p>21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2T00:00:00" table:style-name="ce3">
            <text:p>22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3T00:00:00" table:style-name="ce3">
            <text:p>23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4T00:00:00" table:style-name="ce3">
            <text:p>24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5T00:00:00" table:style-name="ce3">
            <text:p>25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6T00:00:00" table:style-name="ce3">
            <text:p>26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7T00:00:00" table:style-name="ce3">
            <text:p>27.12.17</text:p>
          </table:table-cell>
          <table:table-cell table:number-columns-repeated="2" table:style-name="ce1"/>
          <table:table-cell table:number-columns-repeated="2" table:style-name="ce2"/>
          <table:table-cell office:value-type="string" table:style-name="ce1">
            <text:p>10 std.</text:p>
          </table:table-cell>
          <table:table-cell office:value-type="string" table:style-name="ce1">
            <text:p>Photoshop 2017 erlern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8T00:00:00" table:style-name="ce3">
            <text:p>28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29T00:00:00" table:style-name="ce3">
            <text:p>29.12.17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0T00:00:00" table:style-name="ce3">
            <text:p>30.12.17</text:p>
          </table:table-cell>
          <table:table-cell table:number-columns-repeated="2" table:style-name="ce1"/>
          <table:table-cell office:value-type="string" table:style-name="ce2">
            <text:p>4 std.</text:p>
          </table:table-cell>
          <table:table-cell office:value-type="string" table:style-name="ce2">
            <text:p>Tutorial auf Startseite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7-12-31T00:00:00" table:style-name="ce3">
            <text:p>31.12.17</text:p>
          </table:table-cell>
          <table:table-cell table:number-columns-repeated="2" table:style-name="ce1"/>
          <table:table-cell office:value-type="string" table:style-name="ce2">
            <text:p>5 std.</text:p>
          </table:table-cell>
          <table:table-cell office:value-type="string" table:style-name="ce2">
            <text:p>Twitter, Facebook, Instagram Fanseite</text:p>
          </table:table-cell>
          <table:table-cell office:value-type="string" table:style-name="ce1">
            <text:p>7 std.</text:p>
          </table:table-cell>
          <table:table-cell office:value-type="string" table:style-name="ce1">
            <text:p>Logo erstell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1T00:00:00" table:style-name="ce3">
            <text:p>0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2T00:00:00" table:style-name="ce3">
            <text:p>02.01.18</text:p>
          </table:table-cell>
          <table:table-cell office:value-type="string" table:style-name="ce1">
            <text:p>6 std.</text:p>
          </table:table-cell>
          <table:table-cell office:value-type="string" table:style-name="ce1">
            <text:p>Logout + Fehlermedlungen</text:p>
          </table:table-cell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3T00:00:00" table:style-name="ce3">
            <text:p>03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4T00:00:00" table:style-name="ce3">
            <text:p>04.01.18</text:p>
          </table:table-cell>
          <table:table-cell table:number-columns-repeated="2" table:style-name="ce1"/>
          <table:table-cell office:value-type="string" table:style-name="ce2">
            <text:p>10 std.</text:p>
          </table:table-cell>
          <table:table-cell office:value-type="string" table:style-name="ce2">
            <text:p>Hochgeladene Karten anzeigen</text:p>
          </table:table-cell>
          <table:table-cell office:value-type="string" table:style-name="ce1">
            <text:p>10 std.</text:p>
          </table:table-cell>
          <table:table-cell office:value-type="string" table:style-name="ce1">
            <text:p>Website &amp; Firebase testen</text:p>
          </table:table-cell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5T00:00:00" table:style-name="ce3">
            <text:p>05.01.18</text:p>
          </table:table-cell>
          <table:table-cell table:number-columns-repeated="2" table:style-name="ce1"/>
          <table:table-cell office:value-type="string" table:style-name="ce2">
            <text:p>5 std.</text:p>
          </table:table-cell>
          <table:table-cell office:value-type="string" table:style-name="ce2">
            <text:p>Inputkontrolle Karten Upload</text:p>
          </table:table-cell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6T00:00:00" table:style-name="ce3">
            <text:p>0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7T00:00:00" table:style-name="ce3">
            <text:p>07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8T00:00:00" table:style-name="ce3">
            <text:p>08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09T00:00:00" table:style-name="ce3">
            <text:p>09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0T00:00:00" table:style-name="ce3">
            <text:p>10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1T00:00:00" table:style-name="ce3">
            <text:p>11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2T00:00:00" table:style-name="ce3">
            <text:p>12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3T00:00:00" table:style-name="ce3">
            <text:p>13.01.18</text:p>
          </table:table-cell>
          <table:table-cell office:value-type="string" table:style-name="ce1">
            <text:p>15 std.</text:p>
          </table:table-cell>
          <table:table-cell office:value-type="string" table:style-name="ce1">
            <text:p>Suchfunction + minor tweaks</text:p>
          </table:table-cell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4T00:00:00" table:style-name="ce3">
            <text:p>14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5T00:00:00" table:style-name="ce3">
            <text:p>15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style-name="ro1">
          <table:table-cell office:value-type="date" office:date-value="2018-01-16T00:00:00" table:style-name="ce3">
            <text:p>16.01.18</text:p>
          </table:table-cell>
          <table:table-cell table:number-columns-repeated="2" table:style-name="ce1"/>
          <table:table-cell table:number-columns-repeated="2" table:style-name="ce2"/>
          <table:table-cell table:number-columns-repeated="2" table:style-name="ce1"/>
          <table:table-cell table:number-columns-repeated="2" table:style-name="ce2"/>
          <table:table-cell table:number-columns-repeated="16375"/>
        </table:table-row>
        <table:table-row table:number-rows-repeated="2" table:style-name="ro1">
          <table:table-cell table:style-name="ce3"/>
          <table:table-cell table:number-columns-repeated="16383" table:style-name="ce1"/>
        </table:table-row>
        <table:table-row table:number-rows-repeated="1048519" table:style-name="ro2">
          <table:table-cell table:number-columns-repeated="16384"/>
        </table:table-row>
      </table:table>
      <table:table table:name="Tabelle2" table:style-name="ta1">
        <table:table-column table:style-name="co1" table:default-cell-style-name="ce1"/>
        <table:table-column table:style-name="co10" table:number-columns-repeated="1023" table:default-cell-style-name="ce1"/>
        <table:table-column table:style-name="co11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  <table:table table:name="Tabelle3" table:style-name="ta1">
        <table:table-column table:style-name="co1" table:default-cell-style-name="ce1"/>
        <table:table-column table:style-name="co10" table:number-columns-repeated="1023" table:default-cell-style-name="ce1"/>
        <table:table-column table:style-name="co11" table:number-columns-repeated="15360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AT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37" number:language="de" number:country="AT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730</meta:generator>
    <meta:initial-creator>liam hiscox</meta:initial-creator>
    <dc:creator>Chinedu Obadigbo</dc:creator>
    <meta:creation-date>2017-12-17T11:04:27Z</meta:creation-date>
    <dc:date>2018-01-15T14:09:26Z</dc:date>
    <meta:editing-cycles>11</meta:editing-cycles>
    <meta:editing-duration>PT0S</meta:editing-duration>
  </office:meta>
</office:document-meta>
</file>